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0.35mm solid #000000" fo:border-bottom="0.35mm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148.17mm"/>
    </style:style>
    <style:style style:name="Table4.A1"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C" style:family="table-column">
      <style:table-column-properties style:column-width="30.39mm"/>
    </style:style>
    <style:style style:name="Table3.D" style:family="table-column">
      <style:table-column-properties style:column-width="52.51mm"/>
    </style:style>
    <style:style style:name="Table3.E" style:family="table-column">
      <style:table-column-properties style:column-width="28.22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C" style:family="table-column">
      <style:table-column-properties style:column-width="30.39mm"/>
    </style:style>
    <style:style style:name="Table6.D" style:family="table-column">
      <style:table-column-properties style:column-width="52.51mm"/>
    </style:style>
    <style:style style:name="Table6.E" style:family="table-column">
      <style:table-column-properties style:column-width="28.22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D" style:family="table-column">
      <style:table-column-properties style:column-width="42.74mm"/>
    </style:style>
    <style:style style:name="Table2.E" style:family="table-column">
      <style:table-column-properties style:column-width="31.3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italic" style:font-style-asian="italic" style:font-style-complex="italic"/>
    </style:style>
    <style:style style:name="P5" style:family="paragraph" style:parent-style-name="Standard">
      <style:paragraph-properties fo:text-align="center" style:justify-single-word="false"/>
    </style:style>
    <style:style style:name="P6" style:family="paragraph" style:parent-style-name="Standard">
      <style:text-properties style:text-position="0% 100%"/>
    </style:style>
    <style:style style:name="P7" style:family="paragraph" style:parent-style-name="cmd_5f_code">
      <style:text-properties fo:language="en" fo:country="US" fo:background-color="transparent"/>
    </style:style>
    <style:style style:name="P8" style:family="paragraph" style:parent-style-name="scpi1">
      <style:paragraph-properties fo:margin-left="0mm" fo:margin-right="0mm" fo:text-indent="0mm" style:auto-text-indent="false"/>
    </style:style>
    <style:style style:name="P9" style:family="paragraph" style:parent-style-name="Standard">
      <style:paragraph-properties fo:margin-left="0mm" fo:margin-right="0mm" fo:text-indent="0mm" style:auto-text-indent="false"/>
      <style:text-properties fo:language="en" fo:country="US"/>
    </style:style>
    <style:style style:name="P10" style:family="paragraph" style:parent-style-name="Heading_20_2" style:master-page-name="First_20_Page">
      <style:paragraph-properties style:page-number="auto"/>
    </style:style>
    <style:style style:name="P11" style:family="paragraph" style:parent-style-name="Standard">
      <style:text-properties fo:language="en" fo:country="US"/>
    </style:style>
    <style:style style:name="P12" style:family="paragraph" style:parent-style-name="not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5pt"/>
    </style:style>
    <style:style style:name="T4" style:family="text">
      <style:text-properties fo:language="en" fo:country="US"/>
    </style:style>
    <style:style style:name="T5" style:family="text">
      <style:text-properties fo:language="en" fo:country="U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349056257559410735" text:style-name="Outline">
        <text:list-item>
          <text:list>
            <text:list-item>
              <text:h text:style-name="P10" text:outline-level="2"><text:bookmark text:name="_instrument"/>INSTrument</text:h>
            </text:list-item>
          </text:list>
        </text:list-item>
      </text:list>
      <text:p text:style-name="Standard">Each channel of the <text:span text:style-name="T3">BB3</text:span>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text:a xlink:type="simple" xlink:href="#inst_cat" text:style-name="Internet_20_link" text:visited-style-name="Visited_20_Internet_20_Link">:CATalog?</text:a></text:p>
          </table:table-cell>
          <table:table-cell table:style-name="Table69.A2" office:value-type="string">
            <text:p text:style-name="Standard">Returns a quoted string of the list of valid choices for the instrument channels</text:p>
          </table:table-cell>
        </table:table-row>
        <table:table-row>
          <table:table-cell table:style-name="Table69.A2" office:value-type="string">
            <text:p text:style-name="scpi2"><text:a xlink:type="simple" xlink:href="#inst_cat_full" text:style-name="Internet_20_link" text:visited-style-name="Visited_20_Internet_20_Link">:FULL?</text:a></text:p>
          </table:table-cell>
          <table:table-cell table:style-name="Table69.A2" office:value-type="string">
            <text:p text:style-name="Standard">Returns <text:span text:style-name="T4">a list of string – number pairs</text:span></text:p>
          </table:table-cell>
        </table:table-row>
        <table:table-row>
          <table:table-cell table:style-name="Table69.A2" office:value-type="string">
            <text:p text:style-name="scpi1">:COUPle</text:p>
          </table:table-cell>
          <table:table-cell table:style-name="Table69.A2" office:value-type="string">
            <text:p text:style-name="P8"/>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8">Selects independent, common ground-tracking, split rail-tracking,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RIGger {&lt;mode&gt;}</text:a></text:p>
          </table:table-cell>
          <table:table-cell table:style-name="Table69.A2" office:value-type="string">
            <text:p text:style-name="P9">Selects a coupling between channels trigger systems</text:p>
          </table:table-cell>
        </table:table-row>
        <table:table-row>
          <table:table-cell table:style-name="Table69.A2" office:value-type="string">
            <text:p text:style-name="scpi1">:DISPlay</text:p>
          </table:table-cell>
          <table:table-cell table:style-name="Table69.A2" office:value-type="string">
            <text:p text:style-name="Standard"/>
          </table:table-cell>
        </table:table-row>
        <table:table-row>
          <table:table-cell table:style-name="Table69.A2" office:value-type="string">
            <text:p text:style-name="scpi2"><text:a xlink:type="simple" xlink:href="#inst_disp_trac" text:style-name="Internet_20_link" text:visited-style-name="Visited_20_Internet_20_Link">:TRACe[&lt;n&gt;] {&lt;value&gt;}</text:a></text:p>
          </table:table-cell>
          <table:table-cell table:style-name="Table69.A2" office:value-type="string">
            <text:p text:style-name="Standard">Selects output value on the specified display trace</text:p>
          </table:table-cell>
        </table:table-row>
        <table:table-row>
          <table:table-cell table:style-name="Table69.A2" office:value-type="string">
            <text:p text:style-name="scpi3"><text:a xlink:type="simple" xlink:href="#inst_disp_trac_swap" text:style-name="Internet_20_link" text:visited-style-name="Visited_20_Internet_20_Link">:SWAP</text:a></text:p>
          </table:table-cell>
          <table:table-cell table:style-name="Table69.A2" office:value-type="string">
            <text:p text:style-name="Standard">Swaps positions of selected output values</text:p>
          </table:table-cell>
        </table:table-row>
        <table:table-row>
          <table:table-cell table:style-name="Table69.A2" office:value-type="string">
            <text:p text:style-name="scpi2">:YT</text:p>
          </table:table-cell>
          <table:table-cell table:style-name="Table69.A2" office:value-type="string">
            <text:p text:style-name="Standard"/>
          </table:table-cell>
        </table:table-row>
        <table:table-row>
          <table:table-cell table:style-name="Table69.A2" office:value-type="string">
            <text:p text:style-name="scpi3"><text:a xlink:type="simple" xlink:href="#inst_disp_yt_rate" text:style-name="Internet_20_link" text:visited-style-name="Visited_20_Internet_20_Link">:RATE {&lt;duration&gt;}</text:a></text:p>
          </table:table-cell>
          <table:table-cell table:style-name="Table69.A2" office:value-type="string">
            <text:p text:style-name="Standard">Selects YT view sample duration</text:p>
          </table:table-cell>
        </table:table-row>
        <table:table-row>
          <table:table-cell table:style-name="Table69.A2" office:value-type="string">
            <text:p text:style-name="scpi1"><text:a xlink:type="simple" xlink:href="#inst_nsel" text:style-name="Internet_20_link" text:visited-style-name="Visited_20_Internet_20_Link">:NSELect {&lt;channel&gt;}</text:a></text:p>
          </table:table-cell>
          <table:table-cell table:style-name="Table69.A2" office:value-type="string">
            <text:p text:style-name="Standard">Selects the output to be programmed </text:p>
          </table:table-cell>
        </table:table-row>
      </table:table>
      <text:list xml:id="list1571362883"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Default_5f_nt2">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P1">This command selects the output to be programmed by the output identifier. The outputs of the <text:span text:style-name="T3">BB3</text:span> are considered as separate logical instruments. The INSTrument command provides a mechanism to identify and select an output.</text:p>
            <text:p text:style-name="P1">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Default_5f_nt2">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Standard">&lt;channel&gt;</text:p>
          </table:table-cell>
          <table:table-cell table:style-name="Table23.A1" office:value-type="string">
            <text:p text:style-name="P5">Channel</text:p>
          </table:table-cell>
          <table:table-cell table:style-name="Table23.A1" office:value-type="string">
            <text:p text:style-name="P5">CH1|CH2|CH3|CH4|CH5|CH6</text:p>
          </table:table-cell>
          <table:table-cell table:style-name="Table23.A1" office:value-type="string">
            <text:p text:style-name="P5">–</text:p>
          </table:table-cell>
        </table:table-row>
        <table:table-row>
          <table:table-cell table:style-name="Table23.A1" office:value-type="string">
            <text:p text:style-name="Default_5f_nt2">Return</text:p>
          </table:table-cell>
          <table:table-cell table:style-name="Table23.A1" table:number-columns-spanned="4" office:value-type="string">
            <text:p text:style-name="P1">Query returns the currently selected output by the INSTrument[:SELect] or INSTrument:NSELect command. The returned value is (@ncc), where n is the instrument slot number and cc is the instrument channel number.</text:p>
          </table:table-cell>
          <table:covered-table-cell/>
          <table:covered-table-cell/>
          <table:covered-table-cell/>
        </table:table-row>
        <table:table-row>
          <table:table-cell table:style-name="Table23.A1" office:value-type="string">
            <text:p text:style-name="Default_5f_nt2"><text:span text:style-name="T2">Usage</text:span><text:span text:style-name="T1"> </text:span><text:span text:style-name="T2">example</text:span></text:p>
          </table:table-cell>
          <table:table-cell table:style-name="Table23.A1" table:number-columns-spanned="4" office:value-type="string">
            <text:p text:style-name="Standard">Select power channel and determine its position in slot 1:</text:p>
            <text:p text:style-name="cmd_5f_code_20_Start">INST CH1</text:p>
            <text:p text:style-name="cmd_5f_code">INST:SEL?</text:p>
            <text:p text:style-name="cmd_5f_code_20_Start">(@101)</text:p>
            <text:p text:style-name="cmd_5f_code"/>
            <text:p text:style-name="Standard">Select AO1 channel on the SMX46 module installed in slot 3:</text:p>
            <text:p text:style-name="cmd_5f_code_5f_single">INST (@301)</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P6">INSTrument:CATalog?</text:p>
            <text:p text:style-name="P6">INSTrument:CATalog:FULL?</text:p>
            <text:p text:style-name="P6">INSTrument:NSELect</text:p>
          </table:table-cell>
          <table:covered-table-cell/>
          <table:covered-table-cell/>
          <table:covered-table-cell/>
        </table:table-row>
      </table:table>
      <text:list xml:id="list1116054381" text:continue-numbering="true" text:style-name="Outline">
        <text:list-item>
          <text:list>
            <text:list-item>
              <text:list>
                <text:list-item>
                  <text:h text:style-name="Heading_20_3" text:outline-level="3"><text:bookmark text:name="inst_cat"/><text:soft-page-break/>INSTrument:CATalog?</text:h>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Default_5f_nt2">Syntax</text:p>
          </table:table-cell>
          <table:table-cell table:style-name="Table4.A1" office:value-type="string">
            <text:p text:style-name="cmd_5f_root">INSTrument:CATalog?</text:p>
          </table:table-cell>
        </table:table-row>
        <table:table-row>
          <table:table-cell table:style-name="Table4.A1" office:value-type="string">
            <text:p text:style-name="Default_5f_nt2">Description</text:p>
          </table:table-cell>
          <table:table-cell table:style-name="Table4.A1" office:value-type="string">
            <text:p text:style-name="P1">This query returns a comma-separated list of strings which contains the names of all logical instruments. If no logical instruments are defined, a single null string is returned.</text:p>
            <text:p text:style-name="P1"/>
            <text:p text:style-name="note">Returned names can only be used with the INSTrument[:SELect] command.</text:p>
          </table:table-cell>
        </table:table-row>
        <table:table-row>
          <table:table-cell table:style-name="Table4.A1" office:value-type="string">
            <text:p text:style-name="Default_5f_nt2"><text:span text:style-name="T2">Usage</text:span><text:span text:style-name="T1"> </text:span><text:span text:style-name="T2">example</text:span></text:p>
          </table:table-cell>
          <table:table-cell table:style-name="Table4.A1" office:value-type="string">
            <text:p text:style-name="cmd_5f_code">INST:CAT?</text:p>
            <text:p text:style-name="cmd_5f_code"><text:span text:style-name="T5">"</text:span>CH1<text:span text:style-name="T5">","CH2","CH3","CH4"</text:span></text:p>
          </table:table-cell>
        </table:table-row>
        <table:table-row>
          <table:table-cell table:style-name="Table4.A1" office:value-type="string">
            <text:p text:style-name="Default_5f_nt2">Related Commands</text:p>
          </table:table-cell>
          <table:table-cell table:style-name="Table4.A1" office:value-type="string">
            <text:p text:style-name="P6">INSTrument[:SELect]</text:p>
            <text:p text:style-name="P6">INSTrument:CATalog:FULL?</text:p>
            <text:p text:style-name="P6">INSTrument:NSELect</text:p>
          </table:table-cell>
        </table:table-row>
      </table:table>
      <text:list xml:id="list854254704" text:continue-numbering="true" text:style-name="Outline">
        <text:list-item>
          <text:list>
            <text:list-item>
              <text:list>
                <text:list-item>
                  <text:h text:style-name="Heading_20_3" text:outline-level="3"><text:bookmark text:name="inst_cat_full"/>INSTrument:CATalog:FULL?</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Default_5f_nt2">Syntax</text:p>
          </table:table-cell>
          <table:table-cell table:style-name="Table7.A1" office:value-type="string">
            <text:p text:style-name="cmd_5f_root">INSTrument:CATalog:FULL?</text:p>
          </table:table-cell>
        </table:table-row>
        <table:table-row>
          <table:table-cell table:style-name="Table7.A1" office:value-type="string">
            <text:p text:style-name="Default_5f_nt2">Description</text:p>
          </table:table-cell>
          <table:table-cell table:style-name="Table7.A1" office:value-type="string">
            <text:p text:style-name="P1">Use this query to get a list of string – number pairs. The string contains the name of the logical instrument. The immediately following NR1-formatted number is its associated logical instrument number. All response data elements are comma separated. If no logical instrument is defined, a null string followed by a zero is returned.</text:p>
            <text:p text:style-name="P1"/>
            <text:p text:style-name="P12">Returned logical instrument numbers can only be used with the INSTrument:NSELect command.</text:p>
          </table:table-cell>
        </table:table-row>
        <table:table-row>
          <table:table-cell table:style-name="Table7.A1" office:value-type="string">
            <text:p text:style-name="Default_5f_nt2"><text:span text:style-name="T2">Usage</text:span><text:span text:style-name="T1"> </text:span><text:span text:style-name="T2">example</text:span></text:p>
          </table:table-cell>
          <table:table-cell table:style-name="Table7.A1" office:value-type="string">
            <text:p text:style-name="cmd_5f_code">INST:CAT:FULL?</text:p>
            <text:p text:style-name="cmd_5f_code"><text:span text:style-name="T5">"</text:span>CH1<text:span text:style-name="T5">",1,"CH2",2</text:span></text:p>
          </table:table-cell>
        </table:table-row>
        <table:table-row>
          <table:table-cell table:style-name="Table7.A1" office:value-type="string">
            <text:p text:style-name="Default_5f_nt2">Related Commands</text:p>
          </table:table-cell>
          <table:table-cell table:style-name="Table7.A1" office:value-type="string">
            <text:p text:style-name="P6">INSTrument[:SELect]</text:p>
            <text:p text:style-name="P6">INSTrument:CATalog?</text:p>
            <text:p text:style-name="P6">INSTrument:NSELect</text:p>
          </table:table-cell>
        </table:table-row>
      </table:table>
      <text:list xml:id="list1752868830"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selects how channel’s outputs will be internally connected:</text:p>
            <text:list xml:id="list1703910195550672450" text:style-name="List_20_1">
              <text:list-item>
                <text:p text:style-name="List_20_1_20_Start">independent (NONE)</text:p>
              </text:list-item>
              <text:list-item>
                <text:p text:style-name="List_20_1">common ground (CGND) controls K_CGND power relay state that connects Vout- outputs of all three modules together</text:p>
              </text:list-item>
              <text:list-item>
                <text:p text:style-name="List_20_1">split rail (SRAil) controls K_SRAIL power relay state that combines CH1 Out- and CH2 Out+. The CH1 Out+ becomes positive rail, and CH2 Out- negative rail (<text:span text:style-name="DCP405"> DCP405 </text:span>).</text:p>
              </text:list-item>
              <text:list-item>
                <text:p text:style-name="List_20_1">parallel-tracking (PARallel) controls K_PAR power relay state when max. output current is doubled, e.g. 10 A instead of 5 A (<text:span text:style-name="DCP405"> DCP405 </text:span>), or</text:p>
              </text:list-item>
              <text:list-item>
                <text:p text:style-name="List_20_1_20_End">series-tracking (SERies) that controls K_SER power relay state and max. output voltage is doubled, e.g. 80 V instead of 40 V (<text:span text:style-name="DCP405"><text:span text:style-name="T2"> DCP405 </text:span></text:span>).</text:p>
              </text:list-item>
            </text:list>
            <text:p text:style-name="Standard">When channels are coupled, resulting output will be present on different output terminals as indicated with red module's OE LED instead of green OE LED. </text:p>
            <text:p text:style-name="Standard">Coupled channels in series or parallel will be seen as single channel. Therefore the following commands will affect the both channel regardless of which channel is currently selected using the INSTrument[:SELect] or INSTrument:NSELect command):</text:p>
            <text:list xml:id="list1766225101" text:continue-numbering="true" text:style-name="List_20_1">
              <text:list-item>
                <text:p text:style-name="List_20_1_20_Start">OUTPut[:STATe], OUTPut:DPRog, OUTPut:PROTection:CLEar</text:p>
              </text:list-item>
              <text:list-item>
                <text:p text:style-name="List_20_1">MEASure[:SCALar]:CURRent[:DC], MEASure[:SCALar]:POWer[:DC], <text:s/>MEASure[:SCALar][:VOLTage][:DC]</text:p>
              </text:list-item>
              <text:list-item>
                <text:p text:style-name="List_20_1">SIMUlator:LOAD, SIMUlator:LOAD:STATe</text:p>
              </text:list-item>
              <text:list-item>
                <text:p text:style-name="List_20_1">[SOURce[&lt;n&gt;]]:CURRent, [SOURce[&lt;n&gt;]]:CURRent:STEP, <text:soft-page-break/>[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 device specific error 312 when channels are coupled:</text:p>
            <text:list xml:id="list889346773" text:continue-numbering="true" text:style-name="List_20_1">
              <text:list-item>
                <text:p text:style-name="List_20_1_20_Start">CALibrate, </text:p>
              </text:list-item>
              <text:list-item>
                <text:p text:style-name="List_20_1">OUTPut:TRACk[:STATe],</text:p>
              </text:list-item>
              <text:list-item>
                <text:p text:style-name="List_20_1">SIMUlator:RPOL, SIMUlator:VOLTage:PROGram,</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is on the channel 1. State of the channel 2 down-programmer will <text:span text:style-name="T3">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V and channel 2 max. voltage is 40.00 V the new max. value for the SERies-tracking will become 79.96 V instead of 80.00 V.</text:p>
            <text:p text:style-name="Standard"/>
            <text:p text:style-name="Standard">Two conditions requires special attention: that is entering CC mode while channels are coupled in SERies or entering CV mode when PARallel coupling is active. </text:p>
            <text:p text:style-name="Standard">For example when coupled in SERies and output voltage is set to 60 V and current to 1.7 A with connected load of 1 Ω the power module will enters the CC mode of operation (see <text:span text:style-name="T5">OUTPut:MODE?)</text:span> and output voltage will drop to 1.7 V. Coupling mechanism will set both channels to 30 V (initally set value divided by two) but that value cannot be maintained on any output and there is no warranty that new voltage will be equally shared between channels (i.e. 1.7 / 2 = 1.35 V per channel). It’s even possible that outputs become unbalanced in a way that one of the channels becomes negative like -0.6 V on one channel and +2.3 V on another that still resulting in required +1.7 V limited by max. current. To avoid such situation coupling mechanism also include <text:span text:style-name="T1">balancing</text:span> to ensure that such deviation when one channel is pushed to sink instead of source power is rectified. That is accomplished by calculating and set more appropriate output voltage values during the CC mode of operation. The measured output voltage (using the MEASure[:SCALar][:VOLTage][:DC]? Command) will return that newly programmed value, that could be e.g. 30.93 V instead of 60 V. When output come back to CV mode of operation (e.g. load is disconnected), <text:span text:style-name="T3">initial</text:span> set 60 V will be measured again.</text:p>
            <text:p text:style-name="Standard"/>
            <text:p text:style-name="Standard">Execution of this command also affects bit 8 (PARAlell) or bit 9 (SERies) of the Operation status register (see <text:a xlink:type="simple" xlink:href="https://www.envox.hr/eez/eez-bench-box-3/bb3-scpi-reference-manual/bb3-scpi-registers-and-queues.html#oper_stat_reg" text:style-name="Internet_20_link" text:visited-style-name="Visited_20_Internet_20_Link">Section 3.3</text:a>).</text:p>
            <text:p text:style-name="Standard"/>
            <text:p text:style-name="P2">At *RST, channels will be uncoupled (NONE).</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type&gt;</text:p>
          </table:table-cell>
          <table:table-cell table:style-name="Table1.A1" office:value-type="string">
            <text:p text:style-name="P5">Discrete</text:p>
          </table:table-cell>
          <table:table-cell table:style-name="Table1.A1" office:value-type="string">
            <text:p text:style-name="P5">NONE|CGND|SRAil|PARallel|SERies</text:p>
          </table:table-cell>
          <table:table-cell table:style-name="Table1.A1" office:value-type="string">
            <text:p text:style-name="P5">NONE</text:p>
          </table:table-cell>
        </table:table-row>
        <table:table-row>
          <table:table-cell table:style-name="Table1.A1" office:value-type="string">
            <text:p text:style-name="Default_5f_nt2">Return</text:p>
          </table:table-cell>
          <table:table-cell table:style-name="Table1.A1" table:number-columns-spanned="4" office:value-type="string">
            <text:p text:style-name="P2">Query returns the currently selected output coupling state.</text:p>
          </table:table-cell>
          <table:covered-table-cell/>
          <table:covered-table-cell/>
          <table:covered-table-cell/>
        </table:table-row>
        <table:table-row>
          <table:table-cell table:style-name="Table1.A1" office:value-type="string">
            <text:p text:style-name="Default_5f_nt2"><text:span text:style-name="T2">Usage</text:span><text:span text:style-name="T1"> </text:span><text:span text:style-name="T2">example</text:span></text:p>
          </table:table-cell>
          <table:table-cell table:style-name="Table1.A1" table:number-columns-spanned="4" office:value-type="string">
            <text:p text:style-name="cmd_5f_code">INST:COUP:TRAC SER</text:p>
            <text:p text:style-name="cmd_5f_code">VOLT 70</text:p>
            <text:p text:style-name="cmd_5f_code">VOLT?</text:p>
            <text:p text:style-name="cmd_5f_code_5f_single">70.00</text:p>
            <text:p text:style-name="cmd_5f_code">INST:COUP:TRAC PAR</text:p>
            <text:p text:style-name="cmd_5f_code">CURR 9</text:p>
            <text:p text:style-name="cmd_5f_code">CURR?</text:p>
            <text:p text:style-name="cmd_5f_code_20_Start">9.00</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P7">312,"Cannot execute when the channels are coupled"</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2">*SAV</text:p>
            <text:p text:style-name="P2">MEASure[:SCALar]:CURRent[:DC]</text:p>
            <text:p text:style-name="P2">MEASure[:SCALar][:VOLTage][:DC]</text:p>
            <text:p text:style-name="P2">OUTPut:DPRog</text:p>
            <text:p text:style-name="P2">OUTPut:MODE?</text:p>
            <text:p text:style-name="P2">OUTPut:TRACk[:STATe]</text:p>
          </table:table-cell>
          <table:covered-table-cell/>
          <table:covered-table-cell/>
          <table:covered-table-cell/>
        </table:table-row>
      </table:table>
      <text:list xml:id="list1073314262" text:continue-list="list1752868830" text:style-name="Outline">
        <text:list-item>
          <text:list>
            <text:list-item>
              <text:list>
                <text:list-item>
                  <text:h text:style-name="Heading_20_3" text:outline-level="3"><text:bookmark text:name="inst_disp_trac"/>INSTrument:DISPlay:TRACe[&lt;n&gt;]</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Default_5f_nt2">Syntax</text:p>
          </table:table-cell>
          <table:table-cell table:style-name="Table3.A1" table:number-columns-spanned="4" office:value-type="string">
            <text:p text:style-name="cmd_5f_root">INSTrument:DISPlay:TRACe[&lt;n&gt;] {&lt;value&gt;}</text:p>
            <text:p text:style-name="cmd_5f_root">INSTrument:DISPlay:TRACe[&lt;n&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This command sets the output value that will be displayed on the display position (trace) defined with [&lt;n&gt;]. This command affects only display modes 2, 3 and 4 (see the DISPlay:VIEW command).</text:p>
            <text:p text:style-name="P1">An attempt to select the same value on both positions (traces) will generate an execution error.</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value&gt;</text:p>
          </table:table-cell>
          <table:table-cell table:style-name="Table3.A1" office:value-type="string">
            <text:p text:style-name="P5">Discrete</text:p>
          </table:table-cell>
          <table:table-cell table:style-name="Table3.A1" office:value-type="string">
            <text:p text:style-name="P5">VOLTage|CURRent|POWer</text:p>
          </table:table-cell>
          <table:table-cell table:style-name="Table3.A1" office:value-type="string">
            <text:p text:style-name="P5">–</text:p>
          </table:table-cell>
        </table:table-row>
        <table:table-row>
          <table:table-cell table:style-name="Table3.A1" office:value-type="string">
            <text:p text:style-name="Default_5f_nt2">Return</text:p>
          </table:table-cell>
          <table:table-cell table:style-name="Table3.A1" table:number-columns-spanned="4" office:value-type="string">
            <text:p text:style-name="P1">Query returns the currently selected displayed output value on the selected display position (trace).</text:p>
          </table:table-cell>
          <table:covered-table-cell/>
          <table:covered-table-cell/>
          <table:covered-table-cell/>
        </table:table-row>
        <table:table-row>
          <table:table-cell table:style-name="Table3.A1" office:value-type="string">
            <text:p text:style-name="Default_5f_nt2"><text:span text:style-name="T2">Usage</text:span><text:span text:style-name="T1"> </text:span><text:span text:style-name="T2">example</text:span></text:p>
          </table:table-cell>
          <table:table-cell table:style-name="Table3.A1" table:number-columns-spanned="4" office:value-type="string">
            <text:p text:style-name="cmd_5f_code">INST:DISP:TRAC2?</text:p>
            <text:p text:style-name="cmd_5f_code_20_Start">CURR</text:p>
          </table:table-cell>
          <table:covered-table-cell/>
          <table:covered-table-cell/>
          <table:covered-table-cell/>
        </table:table-row>
        <table:table-row>
          <table:table-cell table:style-name="Table3.A1" office:value-type="string">
            <text:p text:style-name="Default_5f_nt2">Errors</text:p>
          </table:table-cell>
          <table:table-cell table:style-name="Table3.A1" table:number-columns-spanned="4" office:value-type="string">
            <text:p text:style-name="cmd_5f_code">-200,"Execution error"</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6">DISPlay:VIEW</text:p>
            <text:p text:style-name="P6">INSTrument:DISPlay:TRACe:SWAP</text:p>
            <text:p text:style-name="P6">INSTrument:DISPlay:YT:RATE</text:p>
          </table:table-cell>
          <table:covered-table-cell/>
          <table:covered-table-cell/>
          <table:covered-table-cell/>
        </table:table-row>
      </table:table>
      <text:list xml:id="list1566096859" text:continue-numbering="true" text:style-name="Outline">
        <text:list-item>
          <text:list>
            <text:list-item>
              <text:list>
                <text:list-item>
                  <text:h text:style-name="Heading_20_3" text:outline-level="3"><text:bookmark text:name="inst_disp_trac_swap"/>INSTrument:DISPlay:TRACe:SWAP</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Default_5f_nt2">Syntax</text:p>
          </table:table-cell>
          <table:table-cell table:style-name="Table5.A1" office:value-type="string">
            <text:p text:style-name="cmd_5f_root">INSTrument:DISPlay:TRACe:SWAP</text:p>
          </table:table-cell>
        </table:table-row>
        <table:table-row>
          <table:table-cell table:style-name="Table5.A1" office:value-type="string">
            <text:p text:style-name="Default_5f_nt2">Description</text:p>
          </table:table-cell>
          <table:table-cell table:style-name="Table5.A1" office:value-type="string">
            <text:p text:style-name="P1">Use this command to swap output values display positions.</text:p>
          </table:table-cell>
        </table:table-row>
        <table:table-row>
          <table:table-cell table:style-name="Table5.A1" office:value-type="string">
            <text:p text:style-name="Default_5f_nt2"><text:span text:style-name="T2">Usage</text:span><text:span text:style-name="T1"> </text:span><text:span text:style-name="T2">example</text:span></text:p>
          </table:table-cell>
          <table:table-cell table:style-name="Table5.A1" office:value-type="string">
            <text:p text:style-name="cmd_5f_code">INST:DISP:TRAC1?</text:p>
            <text:p text:style-name="cmd_5f_code_5f_single">VOLT</text:p>
            <text:p text:style-name="cmd_5f_code">INST:DISP:TRAC2?</text:p>
            <text:p text:style-name="cmd_5f_code_5f_single">CURR</text:p>
            <text:p text:style-name="cmd_5f_code">INT:DISP:TRAC:SWAP</text:p>
            <text:p text:style-name="cmd_5f_code">INST:DISP:TRAC1?</text:p>
            <text:p text:style-name="cmd_5f_code_5f_single"><text:soft-page-break/>CURR</text:p>
            <text:p text:style-name="cmd_5f_code">INST:DISP:TRAC2?</text:p>
            <text:p text:style-name="cmd_5f_code_20_Start">VOLT</text:p>
          </table:table-cell>
        </table:table-row>
        <table:table-row>
          <table:table-cell table:style-name="Table5.A1" office:value-type="string">
            <text:p text:style-name="Default_5f_nt2">Related Commands</text:p>
          </table:table-cell>
          <table:table-cell table:style-name="Table5.A1" office:value-type="string">
            <text:p text:style-name="P6">DISPlay:VIEW</text:p>
            <text:p text:style-name="P6">INSTrument:DISPlay:TRACe[&lt;n&gt;] {&lt;value&gt;}</text:p>
            <text:p text:style-name="P6">INSTrument:DISPlay:YT:RATE</text:p>
          </table:table-cell>
        </table:table-row>
      </table:table>
      <text:list xml:id="list174114937" text:continue-numbering="true" text:style-name="Outline">
        <text:list-item>
          <text:list>
            <text:list-item>
              <text:list>
                <text:list-item>
                  <text:h text:style-name="Heading_20_3" text:outline-level="3"><text:bookmark text:name="inst_disp_yt_rate"/>INSTrument:DISPlay:YT:RA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Default_5f_nt2">Syntax</text:p>
          </table:table-cell>
          <table:table-cell table:style-name="Table6.A1" table:number-columns-spanned="4" office:value-type="string">
            <text:p text:style-name="cmd_5f_root">INSTrument:DISPlay:YT:RATE {&lt;duration&gt;}</text:p>
            <text:p text:style-name="cmd_5f_root">INSTrument:DISPlay:YT:RATE?</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This command sets the sample duration in seconds when YT (mode 4, see the DISPlay:VIEW command) display view is selected. </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duration&gt;</text:p>
          </table:table-cell>
          <table:table-cell table:style-name="Table6.A1" office:value-type="string">
            <text:p text:style-name="P5">NR2</text:p>
          </table:table-cell>
          <table:table-cell table:style-name="Table6.A1" office:value-type="string">
            <text:p text:style-name="P5">0.02 – 300</text:p>
          </table:table-cell>
          <table:table-cell table:style-name="Table6.A1" office:value-type="string">
            <text:p text:style-name="P5">0.1</text:p>
          </table:table-cell>
        </table:table-row>
        <table:table-row>
          <table:table-cell table:style-name="Table6.A1" office:value-type="string">
            <text:p text:style-name="Default_5f_nt2">Return</text:p>
          </table:table-cell>
          <table:table-cell table:style-name="Table6.A1" table:number-columns-spanned="4" office:value-type="string">
            <text:p text:style-name="P1">The query command returns the programmed sample duration in seconds.</text:p>
          </table:table-cell>
          <table:covered-table-cell/>
          <table:covered-table-cell/>
          <table:covered-table-cell/>
        </table:table-row>
        <table:table-row>
          <table:table-cell table:style-name="Table6.A1" office:value-type="string">
            <text:p text:style-name="Default_5f_nt2"><text:span text:style-name="T2">Usage</text:span><text:span text:style-name="T1"> </text:span><text:span text:style-name="T2">example</text:span></text:p>
          </table:table-cell>
          <table:table-cell table:style-name="Table6.A1" table:number-columns-spanned="4" office:value-type="string">
            <text:p text:style-name="cmd_5f_code">INST:DISP:YT:RATE 10</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6">DISPlay:VIEW</text:p>
            <text:p text:style-name="P6">INSTrument:DISPlay:TRACe[&lt;n&gt;] {&lt;value&gt;}</text:p>
            <text:p text:style-name="P6">INSTrument:DISPlay:TRACe:SWAP</text:p>
          </table:table-cell>
          <table:covered-table-cell/>
          <table:covered-table-cell/>
          <table:covered-table-cell/>
        </table:table-row>
      </table:table>
      <text:list xml:id="list1332353056" text:continue-numbering="true" text:style-name="Outline">
        <text:list-item>
          <text:list>
            <text:list-item>
              <text:list>
                <text:list-item>
                  <text:h text:style-name="Heading_20_3" text:outline-level="3"><text:bookmark text:name="inst_coup_trig"/>INSTrument:COUPle:TRIGger</text:h>
                </text:list-item>
              </text:list>
            </text:list-item>
          </text:list>
        </text:list-item>
      </text:list>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Default_5f_nt2">Syntax</text:p>
          </table:table-cell>
          <table:table-cell table:style-name="Table2.A1" table:number-columns-spanned="4" office:value-type="string">
            <text:p text:style-name="cmd_5f_root">INSTrument:COUPle:TRIGger {&lt;mode&gt;}</text:p>
            <text:p text:style-name="cmd_5f_root">INSTrument:COUPle:TRIGger?</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4">Not implemented yet</text:p>
            <text:p text:style-name="P1"/>
            <text:p text:style-name="P1">This command defines a coupling between channels trigger systems. Use ALL parameter to couple or NONE to remove coupling.</text:p>
            <text:p text:style-name="P1"/>
            <text:p text:style-name="P1">At *RST, trigger systems are uncoupled.</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mode&gt;</text:p>
          </table:table-cell>
          <table:table-cell table:style-name="Table2.A1" office:value-type="string">
            <text:p text:style-name="P5">ChannelList</text:p>
          </table:table-cell>
          <table:table-cell table:style-name="Table2.A1" office:value-type="string">
            <text:p text:style-name="P5">ALL|CH1|CH2|CH3|CH4|CH5|CH6|NONE</text:p>
          </table:table-cell>
          <table:table-cell table:style-name="Table2.A1" office:value-type="string">
            <text:p text:style-name="P5">ALL</text:p>
          </table:table-cell>
        </table:table-row>
        <table:table-row>
          <table:table-cell table:style-name="Table2.A1" office:value-type="string">
            <text:p text:style-name="Default_5f_nt2">Return</text:p>
          </table:table-cell>
          <table:table-cell table:style-name="Table2.A1" table:number-columns-spanned="4" office:value-type="string">
            <text:p text:style-name="P2">This query returns the currently coupled output.</text:p>
          </table:table-cell>
          <table:covered-table-cell/>
          <table:covered-table-cell/>
          <table:covered-table-cell/>
        </table:table-row>
        <table:table-row>
          <table:table-cell table:style-name="Table2.A1" office:value-type="string">
            <text:p text:style-name="Default_5f_nt2"><text:span text:style-name="T2">Usage</text:span><text:span text:style-name="T1"> </text:span><text:span text:style-name="T2">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6">*RST</text:p>
            <text:p text:style-name="P6">INSTrument:COUPle:TRACking</text:p>
          </table:table-cell>
          <table:covered-table-cell/>
          <table:covered-table-cell/>
          <table:covered-table-cell/>
        </table:table-row>
      </table:table>
      <text:list xml:id="list230409360" text:continue-numbering="true" text:style-name="Outline">
        <text:list-item>
          <text:list>
            <text:list-item>
              <text:list>
                <text:list-item>
                  <text:h text:style-name="Heading_20_3" text:outline-level="3"><text:bookmark text:name="inst_nsel"/>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Default_5f_nt2">Syntax</text:p>
          </table:table-cell>
          <table:table-cell table:style-name="Table71.A1" table:number-columns-spanned="4" office:value-type="string">
            <text:p text:style-name="cmd_5f_root">INSTrument:NSELect {&lt;channel&gt;}</text:p>
            <text:p text:style-name="cmd_5f_root">INSTrument:NSELect?</text:p>
          </table:table-cell>
          <table:covered-table-cell/>
          <table:covered-table-cell/>
          <table:covered-table-cell/>
        </table:table-row>
        <text:soft-page-break/>
        <table:table-row>
          <table:table-cell table:style-name="Table71.A1" office:value-type="string">
            <text:p text:style-name="Default_5f_nt2">Description</text:p>
          </table:table-cell>
          <table:table-cell table:style-name="Table71.A1" table:number-columns-spanned="4" office:value-type="string">
            <text:p text:style-name="P2">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Default_5f_nt2">Parameters</text:p>
          </table:table-cell>
          <table:table-cell table:style-name="Table71.B3" office:value-type="string">
            <text:p text:style-name="P3">Name</text:p>
          </table:table-cell>
          <table:table-cell table:style-name="Table71.B3" office:value-type="string">
            <text:p text:style-name="P3">Type</text:p>
          </table:table-cell>
          <table:table-cell table:style-name="Table71.B3" office:value-type="string">
            <text:p text:style-name="P3">Range</text:p>
          </table:table-cell>
          <table:table-cell table:style-name="Table71.B3" office:value-type="string">
            <text:p text:style-name="P3">Default</text:p>
          </table:table-cell>
        </table:table-row>
        <table:table-row>
          <table:covered-table-cell/>
          <table:table-cell table:style-name="Table71.A1" office:value-type="string">
            <text:p text:style-name="Standard">&lt;channel&gt;</text:p>
          </table:table-cell>
          <table:table-cell table:style-name="Table71.A1" office:value-type="string">
            <text:p text:style-name="P5">NR1</text:p>
          </table:table-cell>
          <table:table-cell table:style-name="Table71.A1" office:value-type="string">
            <text:p text:style-name="P5">1 – 6</text:p>
          </table:table-cell>
          <table:table-cell table:style-name="Table71.A1" office:value-type="string">
            <text:p text:style-name="P5">–</text:p>
          </table:table-cell>
        </table:table-row>
        <table:table-row>
          <table:table-cell table:style-name="Table71.A1" office:value-type="string">
            <text:p text:style-name="Default_5f_nt2">Return</text:p>
          </table:table-cell>
          <table:table-cell table:style-name="Table71.A1" table:number-columns-spanned="4" office:value-type="string">
            <text:p text:style-name="P2">When queried it returns the logical instrument number of the currently selected <text:span text:style-name="T3">BB3</text:span>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Default_5f_nt2"><text:span text:style-name="T2">Usage</text:span><text:span text:style-name="T1"> </text:span><text:span text:style-name="T2">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Default_5f_nt2">Related Commands</text:p>
          </table:table-cell>
          <table:table-cell table:style-name="Table71.A1" table:number-columns-spanned="4" office:value-type="string">
            <text:p text:style-name="P2">STATus:QUEStionable:INSTrument</text:p>
            <text:p text:style-name="P2">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8"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INSTrument</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8.INSTrumen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7$Unix OpenOffice.org_project/417m1$Build-9800</meta:generator>
    <meta:keyword>SCPI</meta:keyword>
    <meta:keyword>IEEE 488</meta:keyword>
    <meta:keyword>Remote control</meta:keyword>
    <meta:keyword>Programming reference</meta:keyword>
    <dc:title>5.9. INSTrument</dc:title>
    <meta:document-statistic meta:table-count="10" meta:image-count="0" meta:object-count="0" meta:page-count="6" meta:paragraph-count="270" meta:word-count="1439" meta:character-count="11073"/>
    <meta:user-defined meta:name="WebPublish_HTML_Profile">EEZ (HTML)</meta:user-defined>
    <meta:user-defined meta:name="WebPublish_Post_AdditionalCategories">10</meta:user-defined>
    <meta:user-defined meta:name="WebPublish_Post_Id">134</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